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559cm" fo:min-width="0.489cm"/>
    </style:style>
    <style:style style:name="gr7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94cm" svg:y1="5.318cm" svg:x2="17.383cm" svg:y2="5.191cm">
          <text:p/>
        </draw:line>
        <draw:line draw:style-name="gr1" draw:text-style-name="P1" draw:layer="layout" svg:x1="3.794cm" svg:y1="5.191cm" svg:x2="3.794cm" svg:y2="17.891cm">
          <text:p/>
        </draw:line>
        <draw:line draw:style-name="gr1" draw:text-style-name="P1" draw:layer="layout" svg:x1="17.383cm" svg:y1="5.191cm" svg:x2="17.764cm" svg:y2="18.145cm">
          <text:p/>
        </draw:line>
        <draw:line draw:style-name="gr1" draw:text-style-name="P1" draw:layer="layout" svg:x1="3.667cm" svg:y1="17.891cm" svg:x2="17.764cm" svg:y2="18.145cm">
          <text:p/>
        </draw:line>
        <draw:line draw:style-name="gr1" draw:text-style-name="P1" draw:layer="layout" svg:x1="10.525cm" svg:y1="5.191cm" svg:x2="10.779cm" svg:y2="18.018cm">
          <text:p/>
        </draw:line>
        <draw:line draw:style-name="gr1" draw:text-style-name="P1" draw:layer="layout" svg:x1="3.794cm" svg:y1="11.287cm" svg:x2="17.51cm" svg:y2="11.16cm">
          <text:p/>
        </draw:line>
        <draw:line draw:style-name="gr2" draw:text-style-name="P2" draw:layer="layout" svg:x1="3.794cm" svg:y1="6.334cm" svg:x2="1.127cm" svg:y2="6.334cm">
          <text:p/>
        </draw:line>
        <draw:line draw:style-name="gr2" draw:text-style-name="P2" draw:layer="layout" svg:x1="10.525cm" svg:y1="7.985cm" svg:x2="1cm" svg:y2="8.112cm">
          <text:p/>
        </draw:line>
        <draw:line draw:style-name="gr2" draw:text-style-name="P2" draw:layer="layout" svg:x1="17.383cm" svg:y1="10.017cm" svg:x2="1cm" svg:y2="10.271cm">
          <text:p/>
        </draw:line>
        <draw:line draw:style-name="gr2" draw:text-style-name="P2" draw:layer="layout" svg:x1="17.129cm" svg:y1="1.381cm" svg:x2="17.129cm" svg:y2="5.191cm">
          <text:p/>
        </draw:line>
        <draw:line draw:style-name="gr2" draw:text-style-name="P2" draw:layer="layout" svg:x1="14.716cm" svg:y1="1.381cm" svg:x2="14.843cm" svg:y2="11.414cm">
          <text:p/>
        </draw:line>
        <draw:line draw:style-name="gr2" draw:text-style-name="P2" draw:layer="layout" svg:x1="12.43cm" svg:y1="1.254cm" svg:x2="12.811cm" svg:y2="18.145cm">
          <text:p/>
        </draw:line>
        <draw:frame draw:style-name="gr3" draw:text-style-name="P3" draw:layer="layout" svg:width="1.556cm" svg:height="0.962cm" svg:x="1.762cm" svg:y="5.372cm">
          <draw:text-box>
            <text:p>290</text:p>
          </draw:text-box>
        </draw:frame>
        <draw:frame draw:style-name="gr3" draw:text-style-name="P3" draw:layer="layout" svg:width="1.556cm" svg:height="0.962cm" svg:x="1.635cm" svg:y="7.023cm">
          <draw:text-box>
            <text:p>590</text:p>
          </draw:text-box>
        </draw:frame>
        <draw:frame draw:style-name="gr3" draw:text-style-name="P3" draw:layer="layout" svg:width="1.556cm" svg:height="0.962cm" svg:x="1.635cm" svg:y="9.255cm">
          <draw:text-box>
            <text:p>890</text:p>
          </draw:text-box>
        </draw:frame>
        <draw:frame draw:style-name="gr4" draw:text-style-name="P3" draw:layer="layout" svg:width="1.713cm" svg:height="0.962cm" svg:x="17.383cm" svg:y="3.032cm">
          <draw:text-box>
            <text:p>50</text:p>
          </draw:text-box>
        </draw:frame>
        <draw:frame draw:style-name="gr3" draw:text-style-name="P3" draw:layer="layout" svg:width="1.556cm" svg:height="0.962cm" svg:x="14.811cm" svg:y="2.959cm">
          <draw:text-box>
            <text:p>350</text:p>
          </draw:text-box>
        </draw:frame>
        <draw:frame draw:style-name="gr5" draw:text-style-name="P3" draw:layer="layout" svg:width="1.556cm" svg:height="1.724cm" svg:x="12.557cm" svg:y="2.524cm">
          <draw:text-box>
            <text:p>650</text:p>
          </draw:text-box>
        </draw:frame>
        <draw:custom-shape draw:style-name="gr6" draw:text-style-name="P2" draw:layer="layout" svg:width="1.397cm" svg:height="1.143cm" svg:x="3.28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97cm" svg:height="1.143cm" svg:x="9.763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97cm" svg:height="1.143cm" svg:x="16.494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97cm" svg:height="1.143cm" svg:x="3.159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97cm" svg:height="1.143cm" svg:x="9.89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97cm" svg:height="1.143cm" svg:x="16.748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97cm" svg:height="1.143cm" svg:x="3.159cm" svg:y="1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97cm" svg:height="1.143cm" svg:x="10.144cm" svg:y="17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97cm" svg:height="1.143cm" svg:x="17.002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8.972cm" svg:height="3.806cm" svg:x="1cm" svg:y="19.546cm">
          <draw:text-box>
            <text:p><text:span text:style-name="T1">CIRCLE1 (265,25) <text:s text:c="4"/></text:span>CIRCLE2 (265,325) <text:s text:c="3"/><text:span text:style-name="T1">CIRCLE3 (265,625) <text:s text:c="2"/></text:span></text:p>
            <text:p><text:span text:style-name="T1"><text:s/></text:span><text:span text:style-name="T1">CIRCLE4 (567,25) <text:s text:c="3"/>CIRCLE5 (567,325) <text:s text:c="3"/></text:span>CIRCLE6 (567,625)</text:p>
            <text:p text:style-name="P4"><text:span text:style-name="T1">CIRCLE4 (867,25) <text:s text:c="4"/>CIRCLE5 (867,325) <text:s text:c="3"/></text:span>CIRCLE6 (867,625)</text:p>
            <text:p/>
            <text:p/>
          </draw:text-box>
        </draw:frame>
        <draw:frame draw:style-name="gr7" draw:text-style-name="P3" draw:layer="layout" svg:width="12.954cm" svg:height="3.81cm" svg:x="3.413cm" svg:y="23.225cm">
          <draw:text-box>
            <text:p>S1(120,352) <text:s text:c="27"/>s2(1035,35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8:50:05.545891280</meta:creation-date>
    <dc:date>2019-07-09T19:20:09.607129341</dc:date>
    <meta:editing-duration>PT9M43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